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5657" officeooo:paragraph-rsid="001b56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lations intérnationales depuis 1945</text:p>
      <text:p text:style-name="Standard"/>
      <text:p text:style-name="Standard"/>
      <text:p text:style-name="Standard">la fin de la 2nd guerre mondiale laisse le monde affaiblie mais aussi riche</text:p>
      <text:p text:style-name="Standard">d'éspoir par des paix grace notament a de nouvelles institution comme l'ONU.</text:p>
      <text:p text:style-name="Standard">cepandant les états unis et l'Union sovietique s'opposent à partir de 1946,</text:p>
      <text:p text:style-name="Standard"><text:s/>divisé</text:p>
      <text:p text:style-name="Standard"><text:s/>par leur idéologies:</text:p>
      <text:p text:style-name="Standard"><text:s/>le libéralisme contre le comunisme. cet afrontement devient vite politique</text:p>
      <text:p text:style-name="Standard"><text:s/>et millitaire. contraignant les autre pays du monde à choisir entre le bloc</text:p>
      <text:p text:style-name="Standard"><text:s/>comunisme et le bloc libéral. quand la guerre quand la guerre froide prend fin</text:p>
      <text:p text:style-name="Standard"><text:s/>en 1989, un nouvel ordre mondial se met en place, qui n'empeche pas la</text:p>
      <text:p text:style-name="Standard"><text:s/>multiplication des conflits dans de nombreuses régions du monde</text:p>
      <text:p text:style-name="Standard"/>
      <text:p text:style-name="Standard"><text:s text:c="2"/>problématique:</text:p>
      <text:p text:style-name="Standard"><text:s/>comment l'oposition entre URSS et les Etats unis structure-t-elle les relations</text:p>
      <text:p text:style-name="Standard"><text:s/>internationale a partir de 1947?</text:p>
      <text:p text:style-name="Standard"><text:s/>comment la guerre froide prend-elle fin et quel nouvel ordre mondial lui</text:p>
      <text:p text:style-name="Standard"><text:s/>succède?</text:p>
      <text:p text:style-name="Standard"/>
      <text:p text:style-name="Standard"><text:s/>1ere partie: le jeu des puissances dans un espace mondialisé de 1945 a nos</text:p>
      <text:p text:style-name="Standard"><text:s/>jours.</text:p>
      <text:p text:style-name="Standard"><text:s/>I) 1947 /1949 le début de la guerre froide en europe</text:p>
      <text:p text:style-name="Standard"><text:s/>A) de la victoire à la rupture puis à la crise.</text:p>
      <text:p text:style-name="Standard"><text:s text:c="8"/>l'enjeu européen</text:p>
      <text:p text:style-name="Standard"><text:s text:c="8"/>1947 la rupture entre les 2 grands</text:p>
      <text:p text:style-name="Standard"><text:s text:c="16"/>rupture plan politique</text:p>
      <text:p text:style-name="Standard"><text:s text:c="16"/>le plan marshall</text:p>
      <text:p text:style-name="Standard">B) la guerre froide un conflit idéologies</text:p>
      <text:p text:style-name="Standard"><text:s text:c="8"/>2 modèles</text:p>
      <text:p text:style-name="Standard"><text:s text:c="16"/>comunisme</text:p>
      <text:p text:style-name="Standard"><text:s text:c="16"/>libéralisme</text:p>
      <text:p text:style-name="Standard"><text:s text:c="8"/>2 blocs</text:p>
      <text:p text:style-name="Standard"><text:s text:c="16"/>est soviet'</text:p>
      <text:p text:style-name="Standard"><text:s text:c="16"/>ouest 'ricain</text:p>
      <text:p text:style-name="Standard"><text:s text:c="8"/>radicalisation de l'affrontemen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1:21:28.831663318</meta:creation-date>
    <dc:date>2018-09-12T12:05:19.211852672</dc:date>
    <meta:editing-duration>PT3M29S</meta:editing-duration>
    <meta:editing-cycles>1</meta:editing-cycles>
    <meta:document-statistic meta:table-count="0" meta:image-count="0" meta:object-count="0" meta:page-count="1" meta:paragraph-count="32" meta:word-count="208" meta:character-count="1407" meta:non-whitespace-character-count="1078"/>
    <meta:generator>LibreOffice/6.0.3.2$Linux_X86_64 LibreOffice_project/00m0$Build-2</meta:generator>
  </office:meta>
</office:document-meta>
</file>